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2cm" style:rel-column-width="9361*"/>
    </style:style>
    <style:style style:name="Table1.C" style:family="table-column">
      <style:table-column-properties style:column-width="2.514cm" style:rel-column-width="93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Calibri" fo:font-size="14pt" style:font-size-asian="14pt" style:font-size-complex="14pt"/>
    </style:style>
    <style:style style:name="P2" style:family="paragraph" style:parent-style-name="Standard">
      <style:text-properties fo:color="#000000" style:font-name="Calibri" fo:font-size="14pt" officeooo:rsid="0001f539" officeooo:paragraph-rsid="0001f539" style:font-size-asian="14pt" style:font-size-complex="14pt"/>
    </style:style>
    <style:style style:name="P3" style:family="paragraph" style:parent-style-name="Table_20_Contents">
      <style:text-properties style:font-name="Calibri" fo:font-size="14pt" officeooo:rsid="0001f539" officeooo:paragraph-rsid="0001f539" style:font-size-asian="14pt" style:font-size-complex="14pt"/>
    </style:style>
    <style:style style:name="T1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Knapsack Problem</text:span></text:p>
      <text:p text:style-name="P2"><text:span text:style-name="T1"/></text:p>
      <text:p text:style-name="P2"><text:span text:style-name="T1">Knapsack can take max weight 5</text:span></text:p>
      <text:p text:style-name="P1"><text:span text:style-name="T1">Item 1, weight 2, value $12</text:span></text:p>
      <text:p text:style-name="P1"><text:span text:style-name="T1">Item 2, weight 1, value $10</text:span></text:p>
      <text:p text:style-name="P1"><text:span text:style-name="T1">Item 3, weight 3, value $20</text:span></text:p>
      <text:p text:style-name="P1"><text:span text:style-name="T1">Item 4, weight 2, value $15</text:span></text:p>
      <text:p text:style-name="P1"><text:span text:style-name="T1"/></text:p>
      <text:p text:style-name="P2"><text:span text:style-name="T1">Items/Max Weight</text:span></text:p>
      <table:table table:name="Table1" table:style-name="Table1">
        <table:table-column table:style-name="Table1.A" table:number-columns-repeated="2"/>
        <table:table-column table:style-name="Table1.C" table:number-columns-repeated="5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G1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G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3">12</text:p>
          </table:table-cell>
          <table:table-cell table:style-name="Table1.G2" office:value-type="string">
            <text:p text:style-name="P3">12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3">22</text:p>
          </table:table-cell>
          <table:table-cell table:style-name="Table1.A2" office:value-type="string">
            <text:p text:style-name="P3">22</text:p>
          </table:table-cell>
          <table:table-cell table:style-name="Table1.G2" office:value-type="string">
            <text:p text:style-name="P3">22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3">22</text:p>
          </table:table-cell>
          <table:table-cell table:style-name="Table1.A2" office:value-type="string">
            <text:p text:style-name="P3">30</text:p>
          </table:table-cell>
          <table:table-cell table:style-name="Table1.G2" office:value-type="string">
            <text:p text:style-name="P3">32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15</text:p>
          </table:table-cell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3">30</text:p>
          </table:table-cell>
          <table:table-cell table:style-name="Table1.G2" office:value-type="string">
            <text:p text:style-name="P3">37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2-09-26T13:57:44.748000000</dc:date>
    <meta:editing-duration>PT5M19S</meta:editing-duration>
    <meta:editing-cycles>1</meta:editing-cycles>
    <meta:document-statistic meta:table-count="1" meta:image-count="0" meta:object-count="0" meta:page-count="1" meta:paragraph-count="48" meta:word-count="75" meta:character-count="230" meta:non-whitespace-character-count="203"/>
  </office:meta>
</office:document-meta>
</file>